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685" officeooo:paragraph-rsid="00175685"/>
    </style:style>
    <style:style style:name="P2" style:family="paragraph" style:parent-style-name="Standard">
      <style:text-properties officeooo:rsid="0018f62d" officeooo:paragraph-rsid="0018f62d"/>
    </style:style>
    <style:style style:name="P3" style:family="paragraph" style:parent-style-name="Standard">
      <style:text-properties officeooo:rsid="001ac3f3" officeooo:paragraph-rsid="001ac3f3"/>
    </style:style>
    <style:style style:name="P4" style:family="paragraph" style:parent-style-name="Standard">
      <style:text-properties officeooo:rsid="0018f62d" officeooo:paragraph-rsid="0018f62d" fo:background-color="#ffde59"/>
    </style:style>
    <style:style style:name="T1" style:family="text">
      <style:text-properties officeooo:rsid="001ac3f3"/>
    </style:style>
    <style:style style:name="T2" style:family="text">
      <style:text-properties officeooo:rsid="001c076a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c07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MODELO RELACIONAL</text:p>
      <text:p text:style-name="P1"/>
      <text:p text:style-name="P1">CLIENTE (id, nome, contato, endereco)</text:p>
      <text:p text:style-name="P3"><text:span text:style-name="T3">Obs.: quando eu tenho um atr</text:span><text:span text:style-name="T4">i</text:span><text:span text:style-name="T3">b</text:span><text:span text:style-name="T4">uto </text:span><text:span text:style-name="T3">multivalorado, </text:span><text:span text:style-name="T4">esse se converte em tabela;</text:span></text:p>
      <text:p text:style-name="P1">ENDERECO (cidade, numero)</text:p>
      <text:p text:style-name="P1">PRODUTO (id, nome, preco, quantidade)</text:p>
      <text:p text:style-name="P4">CLIENTEPRODUTO ( clienteld, produtold)</text:p>
      <text:p text:style-name="P1">PERFIL (id, nome) <text:span text:style-name="T1">1 para 1 – a tabela mais forte, recebe FK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3:43:33.495000000</meta:creation-date>
    <dc:date>2022-08-25T15:52:44.166000000</dc:date>
    <meta:editing-duration>PT1H18M9S</meta:editing-duration>
    <meta:editing-cycles>1</meta:editing-cycles>
    <meta:document-statistic meta:table-count="0" meta:image-count="0" meta:object-count="0" meta:page-count="1" meta:paragraph-count="7" meta:word-count="43" meta:character-count="290" meta:non-whitespace-character-count="252"/>
    <meta:generator>LibreOffice/7.3.5.2$Windows_X86_64 LibreOffice_project/184fe81b8c8c30d8b5082578aee2fed2ea847c01</meta:generator>
  </office:meta>
</office:document-meta>
</file>